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color="#ff0000" officeooo:rsid="000ce3ef" officeooo:paragraph-rsid="000ce3ef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style:use-window-font-color="true" officeooo:rsid="000f1a28" officeooo:paragraph-rsid="000f1a28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bfddc" officeooo:paragraph-rsid="000bfddc" fo:background-color="#ffffff" style:font-name-asian="Times1" style:font-size-asian="12pt" style:font-style-asian="normal" style:font-weight-asian="normal" style:font-name-complex="Times1" style:font-size-complex="12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ce3ef" officeooo:paragraph-rsid="000ce3ef" fo:background-color="#ffffff" style:font-name-asian="Times1" style:font-size-asian="12pt" style:font-style-asian="normal" style:font-weight-asian="normal" style:font-name-complex="Times1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d6dc7" officeooo:paragraph-rsid="000d6dc7" fo:background-color="#ffffff" style:font-name-asian="Times1" style:font-size-asian="12pt" style:font-style-asian="normal" style:font-weight-asian="normal" style:font-name-complex="Times1" style:font-size-complex="12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f1a28" officeooo:paragraph-rsid="000f1a28" fo:background-color="#ffffff" style:font-name-asian="Times1" style:font-size-asian="12pt" style:font-style-asian="normal" style:font-weight-asian="normal" style:font-name-complex="Times1" style:font-size-complex="12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0d2f6" officeooo:paragraph-rsid="0010d2f6" fo:background-color="#ffffff" style:font-name-asian="Times1" style:font-size-asian="12pt" style:font-style-asian="normal" style:font-weight-asian="normal" style:font-name-complex="Times1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4a220" officeooo:paragraph-rsid="0014a220" fo:background-color="#ffffff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69c40" officeooo:paragraph-rsid="00169c40" fo:background-color="#ffffff" style:font-name-asian="Times1" style:font-size-asian="12pt" style:font-style-asian="normal" style:font-weight-asian="normal" style:font-name-complex="Times1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6cbe5" officeooo:paragraph-rsid="0016cbe5" fo:background-color="#ffffff" style:font-name-asian="Times1" style:font-size-asian="12pt" style:font-style-asian="normal" style:font-weight-asian="normal" style:font-name-complex="Times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8663c" officeooo:paragraph-rsid="0018663c" fo:background-color="#ffffff" style:font-name-asian="Times1" style:font-size-asian="12pt" style:font-style-asian="normal" style:font-weight-asian="normal" style:font-name-complex="Times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925fa" officeooo:paragraph-rsid="001925fa" fo:background-color="#ffffff" style:font-name-asian="Times1" style:font-size-asian="12pt" style:font-style-asian="normal" style:font-weight-asian="normal" style:font-name-complex="Times1" style:font-size-complex="12pt"/>
    </style:style>
    <style:style style:name="P1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a4c98" officeooo:paragraph-rsid="001a4c98" fo:background-color="#ffffff" style:font-name-asian="Times1" style:font-size-asian="12pt" style:font-style-asian="normal" style:font-weight-asian="normal" style:font-name-complex="Times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officeooo:paragraph-rsid="001b7df2" fo:background-color="#ffffff" style:font-name-asian="Times1" style:font-size-asian="12pt" style:font-style-asian="normal" style:font-weight-asian="normal" style:font-name-complex="Times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officeooo:paragraph-rsid="000bfddc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21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T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bfddc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bfddc" fo:background-color="transparent" loext:char-shading-value="0" style:font-name-asian="Times1" style:font-size-asian="12pt" style:font-style-asian="normal" style:font-weight-asian="normal" style:font-name-complex="Times1" style:font-size-complex="12pt"/>
    </style:style>
    <style:style style:name="T6" style:family="text">
      <style:text-properties fo:color="#ff0000"/>
    </style:style>
    <style:style style:name="T7" style:family="text">
      <style:text-properties fo:color="#ff0000" officeooo:rsid="000bfd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4">1. Write a MongoDB query to display all the documents in the collection restaurants.</text:p>
      <text:p text:style-name="P18"><text:span text:style-name="T6">db.getCollection('Restaurant').find({})</text:span><text:span text:style-name="T7"><text:tab/></text:span></text:p>
      <text:p text:style-name="P4">2. Write a MongoDB query to display the fields restaurant_id, borough and cuisine, but</text:p>
      <text:p text:style-name="P4">exclude the field _id and name for all the documents in the collection restaurant.</text:p>
      <text:p text:style-name="P19"><text:span text:style-name="T6">db.getCollection('Restaurant').find({},{restaurant_id:1,borough:1,cuisine:1,_id:0})</text:span><text:span text:style-name="T4"><text:tab/></text:span></text:p>
      <text:p text:style-name="P4">3.Write a MongoDB query to find the number of restaurant which is in the borough Abc.</text:p>
      <text:p text:style-name="P5">db.getCollection('Restaurant').find({borough:"Bronx"},{}).limit(4)</text:p>
      <text:p text:style-name="P20">4. Write a MongoDB query to display the first 4 restaurant which is in the borough</text:p>
      <text:p text:style-name="P4">Bronx.</text:p>
      <text:p text:style-name="P5">db.getCollection('Restaurant').find({borough:"Bronx"},{}).skip(2).limit(2)</text:p>
      <text:p text:style-name="P4">5. Write a MongoDB query to display the next 3 restaurants after skipping first 4 which</text:p>
      <text:p text:style-name="P4">are in the borough Bronx.</text:p>
      <text:p text:style-name="P5">db.getCollection('Restaurant').find({borough:"Bronx"},{}).skip(2).limit(2)</text:p>
      <text:p text:style-name="P4">6. Write a MongoDB query to find the restaurants that achieved a score, less than 40</text:p>
      <text:p text:style-name="P4">but more than 10.</text:p>
      <text:p text:style-name="P5">db.getCollection('Restaurant').find({"grades.score":{$gt:10,$lt:40}},{})</text:p>
      <text:p text:style-name="P4">7.Write a MongoDB query to find the restaurants which locates in latitude value greater</text:p>
      <text:p text:style-name="P4">than ­95.754168</text:p>
      <text:p text:style-name="P4">8. Write a MongoDB query to find the restaurants that does not prepare any cuisine of</text:p>
      <text:p text:style-name="P4">'American' and their grade score more than 70 and longitude less than ­65.754168.</text:p>
      <text:p text:style-name="P16"/>
      <text:p text:style-name="P6">db.getCollection('Restaurant').find(</text:p>
      <text:p text:style-name="P6"><text:s text:c="23"/>{$and:[</text:p>
      <text:p text:style-name="P6"><text:s text:c="32"/>{"cuisine" : {$ne :"American "}},</text:p>
      <text:p text:style-name="P6"><text:s text:c="32"/>{"grades.score" : {$gt : 70}},</text:p>
      <text:p text:style-name="P1"><text:span text:style-name="T1"><text:s text:c="8"/></text:span><text:span text:style-name="T2"><text:s text:c="15"/>]})</text:span></text:p>
      <text:p text:style-name="P4">9. Write a MongoDB query to find the restaurants which does not prepare any cuisine of</text:p>
      <text:p text:style-name="P4">'American ' and achieved a grade point 'A' not belongs to the borough Brooklyn. The</text:p>
      <text:p text:style-name="P4">document must be displayed according to the cuisine in descending order.</text:p>
      <text:p text:style-name="P7">db.getCollection('Restaurant').find(</text:p>
      <text:p text:style-name="P7"><text:s text:c="23"/>{$and:[</text:p>
      <text:p text:style-name="P7"><text:s text:c="32"/>{"cuisine" : {$ne :"American "}},</text:p>
      <text:p text:style-name="P7"><text:s text:c="32"/>{"grades.grade" : {$eq : "A"}},</text:p>
      <text:p text:style-name="P7"><text:s text:c="32"/>{"borough":{$ne:"Brooklyn"}}</text:p>
      <text:p text:style-name="P7"><text:s text:c="23"/>]}).sort({cuisine:-1})</text:p>
      <text:p text:style-name="P4">10.Write a MongoDB query to find the restaurants which does not prepare any cuisine</text:p>
      <text:p text:style-name="P4">of 'American' and achieved a score more than 70 and not located in the longitude less</text:p>
      <text:p text:style-name="P4"><text:soft-page-break/>than ­65.754168. Note : Do this query without using $and operator.</text:p>
      <text:p text:style-name="P7">db.getCollection('Restaurant').find(</text:p>
      <text:p text:style-name="P7"><text:s text:c="36"/>{</text:p>
      <text:p text:style-name="P7"><text:s text:c="40"/>"cuisine" : {$ne :"American"},</text:p>
      <text:p text:style-name="P7"><text:s text:c="40"/>"grades.score" : {$gt : 70}</text:p>
      <text:p text:style-name="P7"><text:s text:c="36"/>}</text:p>
      <text:p text:style-name="P7"><text:s text:c="35"/>)</text:p>
      <text:p text:style-name="P4">11. Write a MongoDB query to find the restaurant Id, name, borough and cuisine for</text:p>
      <text:p text:style-name="P4">those restaurants which contains 'Wil' as first three letters for its name.</text:p>
      <text:p text:style-name="P8">db.Restaurant.find(</text:p>
      <text:p text:style-name="P8">{name:{$regex : "Wil.*"}},</text:p>
      <text:p text:style-name="P8">{</text:p>
      <text:p text:style-name="P8">"restaurant_id" : 1,</text:p>
      <text:p text:style-name="P8">"name":1,"borough":1,</text:p>
      <text:p text:style-name="P8">"cuisine" :1</text:p>
      <text:p text:style-name="P8">}</text:p>
      <text:p text:style-name="P2"><text:span text:style-name="T3">); </text:span><text:span text:style-name="T1"><text:s text:c="5"/></text:span></text:p>
      <text:p text:style-name="P4">12. Write a MongoDB query to find the restaurant Id, name and grades for those</text:p>
      <text:p text:style-name="P4">restaurants which achieved a grade of "A" and scored 11 on an ISODate "2014­08­</text:p>
      <text:p text:style-name="P4">11T00:00:00Z" among many of survey dates..</text:p>
      <text:p text:style-name="P9">db.restaurants.find( </text:p>
      <text:p text:style-name="P9"><text:s text:c="16"/>{</text:p>
      <text:p text:style-name="P9"><text:s text:c="17"/>"grades.date": ISODate("2014-08-11T00:00:00Z"), </text:p>
      <text:p text:style-name="P9"><text:s text:c="17"/>"grades.grade":"A" , </text:p>
      <text:p text:style-name="P9"><text:s text:c="17"/>"grades.score" : 11</text:p>
      <text:p text:style-name="P9"><text:s text:c="16"/>}, </text:p>
      <text:p text:style-name="P9"><text:s text:c="16"/>{"restaurant_id" : 1,"name":1,"grades":1}</text:p>
      <text:p text:style-name="P9"><text:s text:c="13"/>);</text:p>
      <text:p text:style-name="P20">13. Write a MongoDB query to arranged the name of the cuisine in descending order</text:p>
      <text:p text:style-name="P4">and for those same cuisine borough should be in ascending order.</text:p>
      <text:p text:style-name="P9">db.getCollection('Restaurant').find({}).sort(</text:p>
      <text:p text:style-name="P9"><text:s text:c="27"/>{"cuisine":1,"borough" : -1}</text:p>
      <text:p text:style-name="P9"><text:s text:c="26"/>);</text:p>
      <text:p text:style-name="P4">14. Write a MongoDB query to know whether all the addresses contains the street or</text:p>
      <text:p text:style-name="P4"><text:s text:c="6"/>not.</text:p>
      <text:p text:style-name="P10">db.getCollection('Restaurant').find({ "address.street" : </text:p>
      <text:p text:style-name="P10"><text:s text:c="25"/>{ $exists : true } </text:p>
      <text:p text:style-name="P10"><text:s text:c="22"/>})</text:p>
      <text:p text:style-name="P4">15.Write a MongoDB query which will select the restaurant Id, name and grades for</text:p>
      <text:p text:style-name="P4">those restaurants which returns 0 as a remainder after dividing the score by 5.</text:p>
      <text:p text:style-name="P17"/>
      <text:p text:style-name="P11">db.getCollection('Restaurant').find(</text:p>
      <text:p text:style-name="P11"><text:s text:c="22"/>{"grades.score" :</text:p>
      <text:p text:style-name="P11"><text:s text:c="25"/>{$mod : [5,0]}</text:p>
      <text:p text:style-name="P11"><text:s text:c="22"/>},</text:p>
      <text:p text:style-name="P11"><text:s text:c="25"/>{"restaurant_id" : 1,"name":1,"grades":1})</text:p>
      <text:p text:style-name="P4">16. Write a mongo db query that returns cuisine wise restaurants.</text:p>
      <text:p text:style-name="P12">db.getCollection('Restaurant').find({},{"cuisine":1,"name":1}).sort({cuisine:1});</text:p>
      <text:p text:style-name="P4">17. Write a mongoDb query for calculating cuisine wise total and average budget(2</text:p>
      <text:p text:style-name="P4">queries..one for total and one for average).</text:p>
      <text:p text:style-name="P4">18. Write a mongodb query to get all the restaurants that has maximum revenue in their</text:p>
      <text:p text:style-name="P4">cuisine.</text:p>
      <text:p text:style-name="P4">19. Write a mongodb query to update to change the score to 60 where the score is 6.</text:p>
      <text:p text:style-name="P4">20. Create a seperate collection which includes restaurant id and revenue .Update</text:p>
      <text:p text:style-name="P4">revenue from that collection into this.</text:p>
      <text:p text:style-name="P4"/>
      <text:p text:style-name="P17"/>
      <text:p text:style-name="P17"/>
      <text:p text:style-name="P17"><text:soft-page-break/>21. Copy this collection to a different database named test and collection name copy</text:p>
      <text:p text:style-name="P4">and drop the current database.</text:p>
      <text:p text:style-name="P17"/>
      <text:p text:style-name="P13">db.getCollection('Restaurant').find().forEach(function(d){ db.getSiblingDB('mydatabase1')['good'].insert(d); });</text:p>
      <text:p text:style-name="P13">db.dropDatabase();</text:p>
      <text:p text:style-name="P15">IMPORT/EXPORT</text:p>
      <text:p text:style-name="P14">mongoexport --db mydatabase1 --collection copy --out copy.json --jsonArray;</text:p>
      <text:p text:style-name="P14">mongoimport --db Restaurant --collection copy --file copy.json --jsonArray;</text:p>
      <text:p text:style-name="P13"/>
      <text:p text:style-name="P4">22. Backup the earlier database and restore it in another one.</text:p>
      <text:p text:style-name="P15"><text:s/>mongodump -d Learning -o ~/Desktop/Mongobackup</text:p>
      <text:p text:style-name="P15"><text:s/>mongorestore -d NewDatabase ~/Desktop/Mongobackup/Learn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note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6:58:26.920758364</dc:date>
    <meta:editing-duration>PT3H27M1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100" meta:word-count="630" meta:character-count="5322" meta:non-whitespace-character-count="4037"/>
  </office:meta>
</office:document-meta>
</file>